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C54B0E228218C74B.png" manifest:media-type="image/png"/>
  <manifest:file-entry manifest:full-path="Pictures/10000000000000E1000000E1314DF91853BFEEDD.png" manifest:media-type="image/png"/>
  <manifest:file-entry manifest:full-path="Pictures/10000000000000E1000000E1F9AA955B48D6E346.png" manifest:media-type="image/png"/>
  <manifest:file-entry manifest:full-path="Pictures/10000000000000E1000000E14C199A5EE391B77C.png" manifest:media-type="image/png"/>
  <manifest:file-entry manifest:full-path="Pictures/100000000000010E000000BA77629A82F7269E3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.582cm" svg:height="2.786cm" svg:x="5.912cm" svg:y="1.5cm">
          <draw:image xlink:href="Pictures/10000000000000E1000000E1F9AA955B48D6E346.png" xlink:type="simple" xlink:show="embed" xlink:actuate="onLoad" loext:mime-type="image/png">
            <text:p text:style-name="P1">CSV</text:p>
          </draw:image>
        </draw:frame>
        <draw:frame draw:style-name="gr2" draw:text-style-name="P1" draw:layer="layout" svg:width="3.201cm" svg:height="3.454cm" svg:x="2.086cm" svg:y="3.647cm">
          <draw:image xlink:href="Pictures/10000000000000E1000000E1314DF91853BFEEDD.png" xlink:type="simple" xlink:show="embed" xlink:actuate="onLoad" loext:mime-type="image/png">
            <text:p/>
          </draw:image>
        </draw:frame>
        <draw:frame draw:style-name="gr1" draw:text-style-name="P1" draw:layer="layout" svg:width="2.636cm" svg:height="2.843cm" svg:x="5.643cm" svg:y="6.433cm">
          <draw:image xlink:href="Pictures/10000000000000E1000000E1C54B0E228218C74B.png" xlink:type="simple" xlink:show="embed" xlink:actuate="onLoad" loext:mime-type="image/png">
            <text:p text:style-name="P1">DESTINO</text:p>
          </draw:image>
        </draw:frame>
        <draw:line draw:style-name="gr3" draw:text-style-name="P2" draw:layer="layout" svg:x1="5.213cm" svg:y1="5.389cm" svg:x2="7.418cm" svg:y2="4.344cm">
          <text:p/>
        </draw:line>
        <draw:line draw:style-name="gr3" draw:text-style-name="P2" draw:layer="layout" svg:x1="5.428cm" svg:y1="5.62cm" svg:x2="7.203cm" svg:y2="6.607cm">
          <text:p/>
        </draw:line>
        <draw:line draw:style-name="gr3" draw:text-style-name="P2" draw:layer="layout" svg:x1="7.568cm" svg:y1="5.6cm" svg:x2="11.183cm" svg:y2="5.6cm">
          <text:p/>
        </draw:line>
        <draw:frame draw:style-name="gr1" draw:text-style-name="P3" draw:layer="layout" svg:width="2.911cm" svg:height="3.14cm" svg:x="12.996cm" svg:y="1.8cm">
          <draw:image xlink:href="Pictures/10000000000000E1000000E14C199A5EE391B77C.png" xlink:type="simple" xlink:show="embed" xlink:actuate="onLoad" loext:mime-type="image/png">
            <text:p text:style-name="P3"><text:span text:style-name="T1">ATRIBUTO</text:span></text:p>
            <text:p text:style-name="P3"><text:span text:style-name="T1">DIMENSÃO</text:span></text:p>
          </draw:image>
        </draw:frame>
        <draw:frame draw:style-name="gr1" draw:text-style-name="P3" draw:layer="layout" svg:width="2.91cm" svg:height="3.14cm" svg:x="12.851cm" svg:y="5.96cm">
          <draw:image xlink:href="Pictures/10000000000000E1000000E14C199A5EE391B77C.png" xlink:type="simple" xlink:show="embed" xlink:actuate="onLoad" loext:mime-type="image/png">
            <text:p text:style-name="P3"><text:span text:style-name="T1">ATRIBUTO</text:span></text:p>
            <text:p text:style-name="P3"><text:span text:style-name="T1">MEDIÇÃO</text:span></text:p>
          </draw:image>
        </draw:frame>
        <draw:line draw:style-name="gr3" draw:text-style-name="P2" draw:layer="layout" svg:x1="17.022cm" svg:y1="5.6cm" svg:x2="20.1cm" svg:y2="5.6cm">
          <text:p/>
        </draw:line>
        <draw:frame draw:style-name="gr2" draw:text-style-name="P1" draw:layer="layout" svg:width="8.074cm" svg:height="5.561cm" svg:x="21.3cm" svg:y="2.839cm">
          <draw:image xlink:href="Pictures/100000000000010E000000BA77629A82F7269E3D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4T12:22:20.844000000</meta:creation-date>
    <meta:generator>LibreOffice/6.4.0.3$Windows_X86_64 LibreOffice_project/b0a288ab3d2d4774cb44b62f04d5d28733ac6df8</meta:generator>
    <dc:date>2020-02-24T12:43:26.379000000</dc:date>
    <meta:editing-duration>PT10M19S</meta:editing-duration>
    <meta:editing-cycles>2</meta:editing-cycles>
    <meta:document-statistic meta:object-count="10"/>
  </office:meta>
</office:document-meta>
</file>